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2f4" officeooo:paragraph-rsid="000092f4"/>
    </style:style>
    <style:style style:name="P2" style:family="paragraph" style:parent-style-name="Standard">
      <style:text-properties officeooo:rsid="0001b498" officeooo:paragraph-rsid="0001b498"/>
    </style:style>
    <style:style style:name="P3" style:family="paragraph" style:parent-style-name="Standard">
      <style:text-properties officeooo:rsid="00022a76" officeooo:paragraph-rsid="00022a76"/>
    </style:style>
    <style:style style:name="P4" style:family="paragraph" style:parent-style-name="Standard">
      <style:text-properties officeooo:rsid="0002fca7" officeooo:paragraph-rsid="0002fca7"/>
    </style:style>
    <style:style style:name="P5" style:family="paragraph" style:parent-style-name="Standard">
      <style:text-properties officeooo:rsid="00035598" officeooo:paragraph-rsid="00035598"/>
    </style:style>
    <style:style style:name="P6" style:family="paragraph" style:parent-style-name="Standard">
      <style:text-properties officeooo:rsid="00060179" officeooo:paragraph-rsid="00060179"/>
    </style:style>
    <style:style style:name="P7" style:family="paragraph" style:parent-style-name="Standard">
      <style:text-properties officeooo:rsid="0006c36c" officeooo:paragraph-rsid="0006c36c"/>
    </style:style>
    <style:style style:name="P8" style:family="paragraph" style:parent-style-name="Standard">
      <style:text-properties officeooo:rsid="0008b351" officeooo:paragraph-rsid="0008b351"/>
    </style:style>
    <style:style style:name="P9" style:family="paragraph" style:parent-style-name="Standard">
      <style:text-properties officeooo:rsid="0008dc98" officeooo:paragraph-rsid="0008dc98"/>
    </style:style>
    <style:style style:name="P10" style:family="paragraph" style:parent-style-name="Standard">
      <style:text-properties officeooo:rsid="000a228e" officeooo:paragraph-rsid="0008dc98"/>
    </style:style>
    <style:style style:name="P11" style:family="paragraph" style:parent-style-name="Standard">
      <style:text-properties officeooo:rsid="000a228e" officeooo:paragraph-rsid="000a228e"/>
    </style:style>
    <style:style style:name="P12" style:family="paragraph" style:parent-style-name="Standard">
      <style:text-properties officeooo:rsid="000b64a2" officeooo:paragraph-rsid="000b64a2"/>
    </style:style>
    <style:style style:name="P13" style:family="paragraph" style:parent-style-name="Standard">
      <style:text-properties officeooo:rsid="000c8184" officeooo:paragraph-rsid="000c8184"/>
    </style:style>
    <style:style style:name="P14" style:family="paragraph" style:parent-style-name="Standard">
      <style:text-properties officeooo:rsid="000f1fc9" officeooo:paragraph-rsid="000f1fc9"/>
    </style:style>
    <style:style style:name="P15" style:family="paragraph" style:parent-style-name="Standard">
      <style:text-properties officeooo:rsid="001002ac" officeooo:paragraph-rsid="001002ac"/>
    </style:style>
    <style:style style:name="P16" style:family="paragraph" style:parent-style-name="Standard">
      <style:text-properties officeooo:rsid="00103834" officeooo:paragraph-rsid="00103834"/>
    </style:style>
    <style:style style:name="P17" style:family="paragraph" style:parent-style-name="Standard">
      <style:text-properties officeooo:rsid="00109f67" officeooo:paragraph-rsid="00109f67"/>
    </style:style>
    <style:style style:name="P18" style:family="paragraph" style:parent-style-name="Standard">
      <style:text-properties officeooo:rsid="00119d5d" officeooo:paragraph-rsid="00119d5d"/>
    </style:style>
    <style:style style:name="P19" style:family="paragraph" style:parent-style-name="Standard">
      <style:text-properties officeooo:rsid="001345ba" officeooo:paragraph-rsid="001345ba"/>
    </style:style>
    <style:style style:name="T1" style:family="text">
      <style:text-properties officeooo:rsid="0008dc98"/>
    </style:style>
    <style:style style:name="T2" style:family="text">
      <style:text-properties officeooo:rsid="000a228e"/>
    </style:style>
    <style:style style:name="T3" style:family="text">
      <style:text-properties officeooo:rsid="000d6d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gina</text:p>
      <text:p text:style-name="P1"/>
      <text:p text:style-name="P2">Aparell reproductor femení</text:p>
      <text:p text:style-name="P2"/>
      <text:p text:style-name="P2">Òrgans de reproducció: </text:p>
      <text:p text:style-name="P2">- Vagina</text:p>
      <text:p text:style-name="P2">- Uter </text:p>
      <text:p text:style-name="P2"><text:tab/>Cervix o coll</text:p>
      <text:p text:style-name="P2"><text:tab/>Cos</text:p>
      <text:p text:style-name="P2">- Trompes de fal·lopi <text:s/>(oviductes)</text:p>
      <text:p text:style-name="P2">- Ovaris </text:p>
      <text:p text:style-name="P2"><text:line-break/>Vagina: organ tubular fibromuscular 9 cms </text:p>
      <text:p text:style-name="P2">Mucosa: </text:p>
      <text:p text:style-name="P2"><text:tab/>Epiteli pla poliestratificat no queratinitzat </text:p>
      <text:p text:style-name="P2"><text:tab/>Lamina propia </text:p>
      <text:p text:style-name="P2">Muscular</text:p>
      <text:p text:style-name="P2"><text:tab/>Muscul llis </text:p>
      <text:p text:style-name="P2"><text:tab/>Efecte esfinter. Prop obertura exterior: muscul esqueletic</text:p>
      <text:p text:style-name="P2">Adventicia</text:p>
      <text:p text:style-name="P2"><text:tab/>Connectiu dens, molt vascularitzada, molt innnervada</text:p>
      <text:p text:style-name="P2"/>
      <text:p text:style-name="P2"/>
      <text:p text:style-name="P2">Mucosa: </text:p>
      <text:p text:style-name="P2">Epiteli pla estratificat no queratinziat, ric en glucogen (flora local produeix lactic) </text:p>
      <text:p text:style-name="P2"/>
      <text:p text:style-name="P2">Lamina propia densa molt vascularitzada, no glandules</text:p>
      <text:p text:style-name="P2">Secrecio de l’endocervix (ve de l’endocervix la secrecio vaginal)</text:p>
      <text:p text:style-name="P2"/>
      <text:p text:style-name="P2"/>
      <text:p text:style-name="P3">Ovari: epiteli superficial (germinal) i tunica albuginia (dens) </text:p>
      <text:p text:style-name="P3"><text:tab/>Escorça: estroma i cels estromals, fol·licles ovarics</text:p>
      <text:p text:style-name="P3"><text:tab/>Medul·la: connectiu lax i molts vasos, cells endocrines </text:p>
      <text:p text:style-name="P3"/>
      <text:p text:style-name="P3">Grans vasos i corteza. </text:p>
      <text:p text:style-name="P3">Fol·licles ovarics de diferents tamanys i diferents fases de maduracio</text:p>
      <text:p text:style-name="P3"/>
      <text:p text:style-name="P3">En ordre: epiteli superficial, tunica albuginia, escorça i medula</text:p>
      <text:p text:style-name="P3"/>
      <text:p text:style-name="P3">complicat separar limit entre albuginia i escorça (tunica albuginia te menys nuclis, escorça mes basofil) </text:p>
      <text:p text:style-name="P3">medula mes palida i vasos mes grans</text:p>
      <text:p text:style-name="P3"/>
      <text:p text:style-name="P3">escorça ovarica </text:p>
      <text:p text:style-name="P3">fol·licles ovarics: estructures dins les quals madures cells germinals femenines. </text:p>
      <text:p text:style-name="P3"/>
      <text:p text:style-name="P3">Cells germinals femenines poden estar en diferents fases maduracio</text:p>
      <text:p text:style-name="P3"/>
      <text:p text:style-name="P3">1: oogonis - es divideixen per mitosi durant el primer mes de gestacio <text:s/>3x10⁶</text:p>
      <text:p text:style-name="P3"/>
      <text:p text:style-name="P3"><text:soft-page-break/>a partir del 5e mes gestacio no hi ha mes mitotiques, i entren 1a divisio meiotica. es queden parades fns la primera regla <text:s/>- ovocits primaris, aturats en meiosi i degeneren alguns 4x10⁵. es rodejen per capes cel·lulars formant fol·licle ovari primitiu</text:p>
      <text:p text:style-name="P3"/>
      <text:p text:style-name="P3">un cop arriba la 1a regla, uns pocs ovocits primaris maduren - ocovits secundaris, aturats en meiosi 2. es formen abans ovulacio dins un fol·licle. (450)</text:p>
      <text:p text:style-name="P3"/>
      <text:p text:style-name="P3">ovuls: final meiosi II: nomes si hi ha fecundació. en el moment de fecundacio, acaba segona divisio meiotica i tenim ovul. </text:p>
      <text:p text:style-name="P3"/>
      <text:p text:style-name="P3"/>
      <text:p text:style-name="P3">passem de milions a 450</text:p>
      <text:p text:style-name="P3"/>
      <text:p text:style-name="P3"/>
      <text:p text:style-name="P4">fol·licles ovarics</text:p>
      <text:p text:style-name="P4">fases de maduacio</text:p>
      <text:p text:style-name="P4"/>
      <text:p text:style-name="P4">preantrals (no cavitat) </text:p>
      <text:p text:style-name="P4">- fol·licle primordial</text:p>
      <text:p text:style-name="P4">- fol·licle primari </text:p>
      <text:p text:style-name="P4"><text:tab/>unilaminar (una sola lamina)</text:p>
      <text:p text:style-name="P4"><text:tab/>multilaminar (mes d’una lamina)</text:p>
      <text:p text:style-name="P4">antrals (cavitat)</text:p>
      <text:p text:style-name="P4">- fol·licle secundari - té una petita cavitat </text:p>
      <text:p text:style-name="P4">- fol·licle madur o de Graaf - es trenca durant ovulacio per alliberar oocit.</text:p>
      <text:p text:style-name="P4"/>
      <text:p text:style-name="P5">es transformen en aauest ordre</text:p>
      <text:p text:style-name="P4"/>
      <text:p text:style-name="P4">en nenes no hi ha maduració i tots son primordials </text:p>
      <text:p text:style-name="P4"/>
      <text:p text:style-name="P5">oogoni -&gt; fol·licle primordial (etapa fetal) </text:p>
      <text:p text:style-name="P5">-&gt; fol·licle primari unilaminar -&gt; fol·licle primari multilaminar -&gt; fol·licle secundari -&gt; fol·licle madur (Graaf) </text:p>
      <text:p text:style-name="P5"/>
      <text:p text:style-name="P5">Fol·licle primordial</text:p>
      <text:p text:style-name="P5">- Sense cavitat</text:p>
      <text:p text:style-name="P5">- A partir 5è mes gestació </text:p>
      <text:p text:style-name="P5">- Parat fins menarquia</text:p>
      <text:p text:style-name="P5"/>
      <text:p text:style-name="P5">- Nucli amb nucleol marcat, en una posicio excentrica</text:p>
      <text:p text:style-name="P5">- Envoltat per cells foliculars planes</text:p>
      <text:p text:style-name="P5">- 25-50 micres</text:p>
      <text:p text:style-name="P5"/>
      <text:p text:style-name="P5"/>
      <text:p text:style-name="P5">A partir de la menarquia, a cada cicle menstrual, fins a 20 fol·licles primordials poden activar-se i desenvolupar-se</text:p>
      <text:p text:style-name="P5">- Primer esdevenen fol·licles primaris unilaminars</text:p>
      <text:p text:style-name="P5">-</text:p>
      <text:p text:style-name="P5"/>
      <text:p text:style-name="P5"><text:tab/></text:p>
      <text:p text:style-name="P5"/>
      <text:p text:style-name="P5"/>
      <text:p text:style-name="P5"><text:soft-page-break/><text:s/>Fol·licles primaris unilaminars (preantrals) </text:p>
      <text:p text:style-name="P5">- Les cel·lules que l’envolen son cubiques</text:p>
      <text:p text:style-name="P5">- Es fa mes gran </text:p>
      <text:p text:style-name="P5"/>
      <text:p text:style-name="P5"/>
      <text:p text:style-name="P5">Multilaminar</text:p>
      <text:p text:style-name="P5">- Elements generals </text:p>
      <text:p text:style-name="P5">- Ovocit primari </text:p>
      <text:p text:style-name="P5">- Zona pelucida (capa entre interior i exterior) </text:p>
      <text:p text:style-name="P5">- Cèl·lules de la granulosa</text:p>
      <text:p text:style-name="P5">- Lamina basal</text:p>
      <text:p text:style-name="P5">- Teca interna - externa </text:p>
      <text:p text:style-name="P5">- Sense cavitat</text:p>
      <text:p text:style-name="P5">- Diferents fases del fol·licle multilaminar</text:p>
      <text:p text:style-name="P5"/>
      <text:p text:style-name="P5">Cèl·lules foliculars gràcies a FSH -&gt; capa de granulosa (sintetitza estrogens) (adenotropas adenohipofisi)</text:p>
      <text:p text:style-name="P5">Zona pelucida: capa de glucoproteines</text:p>
      <text:p text:style-name="P5">Cèl·lules estromals </text:p>
      <text:p text:style-name="P5"><text:tab/>Teca interna (androgens) </text:p>
      <text:p text:style-name="P5"><text:tab/>Teca externa (teixit connectiu) </text:p>
      <text:p text:style-name="P5">Lamina basal (granulosa-teca interna) </text:p>
      <text:p text:style-name="P5"/>
      <text:p text:style-name="P5"/>
      <text:p text:style-name="P6">Zona pelucida: capa de glucoproteines secretades per ovocit primari i cells de la granulosa</text:p>
      <text:p text:style-name="P6">- microvellositats de l’oocit i filopodis de les cells. Granulosa &gt; unions comunicants</text:p>
      <text:p text:style-name="P6"/>
      <text:p text:style-name="P6"/>
      <text:p text:style-name="P6">fol·licle secundari (antral) </text:p>
      <text:p text:style-name="P6">Ganulosa prolifera per estimula FSH </text:p>
      <text:p text:style-name="P6">quan te 6-7 capes, es comença a iniciar antre (fol·licle secundari antral)</text:p>
      <text:p text:style-name="P6">espais intercel·lulars amb liquid fol·licular es fusionen (format per glucosaaminoglicans, i difernets hormones) </text:p>
      <text:p text:style-name="P6"/>
      <text:p text:style-name="P6">un cop un dels dos arriba a fase maduracio i es produeix ovulacio, tota la resta moren </text:p>
      <text:p text:style-name="P6"/>
      <text:p text:style-name="P6">espais es fusionen -&gt; cavitat unica gran (de liquid folicular) que es diu antre</text:p>
      <text:p text:style-name="P6">- corona radiada: capa cel·lular granulosa al voltant de l’ovocit) </text:p>
      <text:p text:style-name="P6">- ovocit primar + corona radiada = colina germinal </text:p>
      <text:p text:style-name="P6"/>
      <text:p text:style-name="P6">teca interna per fora de la granulosa</text:p>
      <text:p text:style-name="P6"/>
      <text:p text:style-name="P6">ovocit -&gt; corona radiada -&gt; teca interna </text:p>
      <text:p text:style-name="P6"/>
      <text:p text:style-name="P6"/>
      <text:p text:style-name="P6"/>
      <text:p text:style-name="P6">fol·Licles de graaf madur</text:p>
      <text:p text:style-name="P6">- la majoria degeneren (atresia)</text:p>
      <text:p text:style-name="P6">- el fol·licle dominant esdeve de graaf <text:tab/></text:p>
      <text:p text:style-name="P6">proliferacio sostinguda celules granulosa </text:p>
      <text:p text:style-name="P6">formacio sostinguda de liquid fol·licular </text:p>
      <text:p text:style-name="P6"><text:tab/>Fol·licle madura (Graaf) </text:p>
      <text:p text:style-name="P6"><text:soft-page-break/>- Desprendiment de colina germinal </text:p>
      <text:p text:style-name="P6">- Mesura 2cms i per aixo regla fa mal</text:p>
      <text:p text:style-name="P6"/>
      <text:p text:style-name="P6"/>
      <text:p text:style-name="P6"/>
      <text:p text:style-name="P7">Abans no peti la bola, es despren la colina germinal </text:p>
      <text:p text:style-name="P7"/>
      <text:p text:style-name="P7">Fol·licle de Graaf . </text:p>
      <text:p text:style-name="P7"/>
      <text:p text:style-name="P7">Ovulació</text:p>
      <text:p text:style-name="P7">- Pic LH </text:p>
      <text:p text:style-name="P7">- Fol·licle de Graaf: ovòcit primari acaba Meiosi I » ovòcit secundari i primer cos polar </text:p>
      <text:p text:style-name="P7">- Ovocit 2ari inicia Meiosi II i s’atura</text:p>
      <text:p text:style-name="P7">- Expulsió ovocit secundari amb corona radiada cap a la trompa de fal·lopi</text:p>
      <text:p text:style-name="P7">- Restes de fol·licle de Graaf &gt; cos luti (progesterona i estrogens) &gt; cos albians (teixit connectiu dens) </text:p>
      <text:p text:style-name="P7"/>
      <text:p text:style-name="P8">Cos luti</text:p>
      <text:p text:style-name="P8">Cèl·lules luteiniques de la granulosa 80% i teca interna 20%</text:p>
      <text:p text:style-name="P8">Produeien hormones: progesterona, androgens i estrogens. Tenen moltes gotes lipidiques, clares</text:p>
      <text:p text:style-name="P8">Gestació -&gt; cos luti embaràs</text:p>
      <text:p text:style-name="P8">NO gestació -&gt; cos luti dura 14 dies i degenera després (autòlisi, afuncional, invasió macròfags)</text:p>
      <text:p text:style-name="P8">CO<text:span text:style-name="T1">S</text:span> albicans: connectiu molt dens. <text:span text:style-name="T1">s’acumula a la superficie de l’ovari. </text:span></text:p>
      <text:p text:style-name="P8"/>
      <text:p text:style-name="P8"/>
      <text:p text:style-name="P9">Trompes de fal·lopi: estructures tubulars (paret muscular) </text:p>
      <text:p text:style-name="P9"><text:tab/>Extrem lliure (prop ovari) </text:p>
      <text:p text:style-name="P9"><text:tab/>Extrem connectat amb la paret uter </text:p>
      <text:p text:style-name="P9"/>
      <text:p text:style-name="P9">Embaras ectopic </text:p>
      <text:p text:style-name="P9"/>
      <text:p text:style-name="P9">trompa fal·Loopi porta ovocit secundari fins interior uter </text:p>
      <text:p text:style-name="P9"/>
      <text:p text:style-name="P9">Regions trompes fal·lopi</text:p>
      <text:p text:style-name="P9">1- Infundibul i fimbries: en contacte amb ovari </text:p>
      <text:p text:style-name="P9">2- Ampolla: on es fa fecundacio</text:p>
      <text:p text:style-name="P9">3 - Istme: </text:p>
      <text:p text:style-name="P9">4 - zona intramural prop uter</text:p>
      <text:p text:style-name="P9"/>
      <text:p text:style-name="P11">Capes</text:p>
      <text:p text:style-name="P9">- Mucosa: plecs longitudinal </text:p>
      <text:p text:style-name="P9">epiteli cilindric simple</text:p>
      <text:p text:style-name="P9"><text:tab/>Cells ciliades</text:p>
      <text:p text:style-name="P9"><text:tab/>Cells en clau (hobnail) - <text:span text:style-name="T2">secretores</text:span></text:p>
      <text:p text:style-name="P9">Lamina propia </text:p>
      <text:p text:style-name="P9">- Musculars: interna circular i externa longitudinal</text:p>
      <text:p text:style-name="P9">- Serosa: amb mesoteli i molts vasos</text:p>
      <text:p text:style-name="P9"/>
      <text:p text:style-name="P10"/>
      <text:p text:style-name="P11">Zones anatomiques</text:p>
      <text:p text:style-name="P11"/>
      <text:p text:style-name="P11">- Ampolla te un diametre mes gran i plecs mes grans</text:p>
      <text:p text:style-name="P11"><text:soft-page-break/>- Istme es mitja </text:p>
      <text:p text:style-name="P11">- Regio intramural es molt petit</text:p>
      <text:p text:style-name="P11"/>
      <text:p text:style-name="P11">Capes histologiques</text:p>
      <text:p text:style-name="P11">- Serosa fora, muscular, mucosa dins. </text:p>
      <text:p text:style-name="P11">- Serosa te vasos mes grans. </text:p>
      <text:p text:style-name="P11"/>
      <text:p text:style-name="P11"/>
      <text:p text:style-name="P11">- Epiteli dels plecs es simple i d’altura cilindrica (a la mucosa)</text:p>
      <text:p text:style-name="P11">lamina propia: teixit connectiu dins el plec i per sobre el plec</text:p>
      <text:p text:style-name="P11"/>
      <text:p text:style-name="P11">interna circular externa longitudinal a la capa muscula </text:p>
      <text:p text:style-name="P11"/>
      <text:p text:style-name="P11"/>
      <text:p text:style-name="P11">epiteli cilindric simple a la trompa de falopi</text:p>
      <text:p text:style-name="P11">- cells ciliades: moviment direccio a l’uter</text:p>
      <text:p text:style-name="P11">- cells en clau hobnail: secretores</text:p>
      <text:p text:style-name="P11"><text:tab/>- capacita espermatozous</text:p>
      <text:p text:style-name="P11"><text:tab/>- nodreix ovul, esperma i zigot en fases inicials </text:p>
      <text:p text:style-name="P11"><text:tab/>- Impedeix entrada patogens </text:p>
      <text:p text:style-name="P11"/>
      <text:p text:style-name="P11"/>
      <text:p text:style-name="P11"/>
      <text:p text:style-name="P12">tot aixo era trompa falopi</text:p>
      <text:p text:style-name="P12"/>
      <text:p text:style-name="P12">uter: forma de pera amb dos parts</text:p>
      <text:p text:style-name="P12">- cervix: protueix a la vagina</text:p>
      <text:p text:style-name="P12">- cos de l’uter i fons uteri </text:p>
      <text:p text:style-name="P12"/>
      <text:p text:style-name="P12">cos i fundus</text:p>
      <text:p text:style-name="P12">- endometri (mucosa) </text:p>
      <text:p text:style-name="P12">epiteli cilindric simple (secretores / ciliades) </text:p>
      <text:p text:style-name="P12">lamina propia </text:p>
      <text:p text:style-name="P12"><text:tab/>connectiu dnes i cel·lules estromals</text:p>
      <text:p text:style-name="P12"><text:tab/>glandules tubulars (cells no ciliades)</text:p>
      <text:p text:style-name="P12"/>
      <text:p text:style-name="P12">- miometri (muscular) <text:tab/></text:p>
      <text:p text:style-name="P12"><text:tab/>longitudinal externa i interna <text:tab/></text:p>
      <text:p text:style-name="P12"><text:tab/>circular mitja </text:p>
      <text:p text:style-name="P12"/>
      <text:p text:style-name="P12">- adventicia (zones extraperitoneals) o serosa (fundus i cos posterior) </text:p>
      <text:p text:style-name="P11"/>
      <text:p text:style-name="P11"/>
      <text:p text:style-name="P12">estroma: entre glandules (no teixit connectiu perque el teixit connectiu que veiem respon a estimuls hormonals) i fibroblasts que responen a estimuls -&gt; cells estromals) </text:p>
      <text:p text:style-name="P12"/>
      <text:p text:style-name="P12"/>
      <text:p text:style-name="P12">Endometri: capa funcional (arteries espirals). es descama cada mes en la menstruacio i es regenera (arteries espirals) </text:p>
      <text:p text:style-name="P12"/>
      <text:p text:style-name="P12">capa basal no es descama i regenera tota la capa funcional (arteries rectes) </text:p>
      <text:p text:style-name="P12"/>
      <text:p text:style-name="P12"><text:soft-page-break/>Miometris. </text:p>
      <text:p text:style-name="P12">- 3 capes muscul llis</text:p>
      <text:p text:style-name="P12">- Mitja circular amb estrat vascular </text:p>
      <text:p text:style-name="P12"/>
      <text:p text:style-name="P12">Capa funcional i basal es diferencien en que la capa funcional te canvis ciclics i esta irrigada per espirals</text:p>
      <text:p text:style-name="P12">capa basal no es descama ni pateix canvis, arteries rectes i ajuda la capa funcional </text:p>
      <text:p text:style-name="P12"/>
      <text:p text:style-name="P12"/>
      <text:p text:style-name="P12">cicle menstrual (a la capa funcional, perque la basal no canvia) </text:p>
      <text:p text:style-name="P12"/>
      <text:p text:style-name="P12">capa funcional </text:p>
      <text:p text:style-name="P12">- fase menstrual dies 1-4 </text:p>
      <text:p text:style-name="P12">no fecundacio, cos luti no funcional, hemorragia (eliminacio capa funcional) </text:p>
      <text:p text:style-name="P12">- Fase proliferativa o fol·licular (dies 5-14). fi hemorragia, regeneracio</text:p>
      <text:p text:style-name="P12">- fase secretoria o lutia (15-28) </text:p>
      <text:p text:style-name="P12">despres ovulació, acumulacio i secrecio glucogen (preparacio possible embaras)</text:p>
      <text:p text:style-name="P12"/>
      <text:p text:style-name="P12">Fase proliferativa: glandules estan allargades. </text:p>
      <text:p text:style-name="P12">Fase secretora: es pleguen per falta d’espai</text:p>
      <text:p text:style-name="P12">Fase menstrual: el teixit es desintegra i fragmenta. </text:p>
      <text:p text:style-name="P12"/>
      <text:p text:style-name="P13">Fase proliferativa.</text:p>
      <text:p text:style-name="P13">Regeneració: epiteli, glandules, estroma i arteries espirals</text:p>
      <text:p text:style-name="P13"/>
      <text:p text:style-name="P13">Inicial (5-10)</text:p>
      <text:p text:style-name="P13">- Glandules rectes pseudoestratificades</text:p>
      <text:p text:style-name="P13">- Mitosi a glandules i estroma </text:p>
      <text:p text:style-name="P13">Avançada (11-14) </text:p>
      <text:p text:style-name="P13">- Es repleguen per falta d’espai</text:p>
      <text:p text:style-name="P13">- No hi ha mitosi</text:p>
      <text:p text:style-name="P13">- No caben les glandules</text:p>
      <text:p text:style-name="P13"/>
      <text:p text:style-name="P13"/>
      <text:p text:style-name="P13"/>
      <text:p text:style-name="P13">Gràcies a la mitosi es regeneren parts de la capa. </text:p>
      <text:p text:style-name="P13"/>
      <text:p text:style-name="P13">Fase srcretora inicial (15-21) </text:p>
      <text:p text:style-name="P13">ep secretor (glucogen), glandules replegades, no mitosi </text:p>
      <text:p text:style-name="P13">dies 15-18: epiteli monoestratificat, vesiculacio </text:p>
      <text:p text:style-name="P13">20: es mou a apical</text:p>
      <text:p text:style-name="P13">21: se secreta a la llum</text:p>
      <text:p text:style-name="P13"/>
      <text:p text:style-name="P13">secretora acançada estromal </text:p>
      <text:p text:style-name="P13">22-24 creixement max art espirals</text:p>
      <text:p text:style-name="P13">- <text:span text:style-name="T3">cells estromals inflades </text:span></text:p>
      <text:p text:style-name="P13">25-26 cells estromals acumule glucogen</text:p>
      <text:p text:style-name="P13"/>
      <text:p text:style-name="P13">27-28: aparicio granulocits endometrials per llisa reticulina </text:p>
      <text:p text:style-name="P13"/>
      <text:p text:style-name="P13"/>
      <text:p text:style-name="P13"/>
      <text:p text:style-name="P14"><text:soft-page-break/>Fase menstrual</text:p>
      <text:p text:style-name="P14">Contraccio arteries espirals</text:p>
      <text:p text:style-name="P14">Manca O2, necrosi isquemica glandular i estromal </text:p>
      <text:p text:style-name="P14">Granulocits endometrials, desintegracio reticulina estromal </text:p>
      <text:p text:style-name="P14">Fragmentacio dels vasos, hemorragia</text:p>
      <text:p text:style-name="P14">Contraccio miometrial variable (fa mal)</text:p>
      <text:p text:style-name="P14">Descamacio completa capa funcional</text:p>
      <text:p text:style-name="P14"/>
      <text:p text:style-name="P15">Uter: cervix: </text:p>
      <text:p text:style-name="P15">- Endocervix (canal endocervical) </text:p>
      <text:p text:style-name="P15"><text:tab/>Epiteli cilindric simple mucosecretor</text:p>
      <text:p text:style-name="P15"><text:tab/>Glandules endocervicals (mucinoses) </text:p>
      <text:p text:style-name="P15"><text:tab/>Transicio epiteli columnar-escamo (unio brusca) </text:p>
      <text:p text:style-name="P15">- Exocervix (protueix cap a vagina) </text:p>
      <text:p text:style-name="P15"><text:tab/>Epiteli escamos estratificat no queratinitzat </text:p>
      <text:p text:style-name="P15"><text:tab/>Acumulacio glucogen </text:p>
      <text:p text:style-name="P15">Mateixa paret de connectiu dens i poc muscul llis. </text:p>
      <text:p text:style-name="P15"/>
      <text:p text:style-name="P15">Secrecio variable del cervix</text:p>
      <text:p text:style-name="P15">Cicle menstural: (variacions viscositat) </text:p>
      <text:p text:style-name="P15"><text:tab/>Abans ovulacio: moc acuos i fluid perque passi espermatoznoides</text:p>
      <text:p text:style-name="P15"><text:tab/>Despres ovulacio: molt dens i viscos, barrera, molt mes fort al embaras</text:p>
      <text:p text:style-name="P15"/>
      <text:p text:style-name="P15">Embaras: tap de moc</text:p>
      <text:p text:style-name="P15">Part: lisi colagen (relaxina), dilatacio cervical</text:p>
      <text:p text:style-name="P15"/>
      <text:p text:style-name="P15">Glandula mamaria: </text:p>
      <text:p text:style-name="P15">- Glandula exocrina</text:p>
      <text:p text:style-name="P15">- 15-25 lobuls independents dividits en lobels) </text:p>
      <text:p text:style-name="P15">- Sistema de conductes</text:p>
      <text:p text:style-name="P15">- Estroma i greix</text:p>
      <text:p text:style-name="P15">- Sensible a hormones (estrogens, progesterona, prolactina...) </text:p>
      <text:p text:style-name="P15"/>
      <text:p text:style-name="P16">Sistema de conductes.</text:p>
      <text:p text:style-name="P16">- Conductes roms (mes petit) <text:s/>-&gt; conducte terminal -&gt; conducte galactofor (mes gran) </text:p>
      <text:p text:style-name="P16"/>
      <text:p text:style-name="P16">- Conducte galactofor (1 per lobul) -&gt; si galactofor (dilatacio que acumula llet) -&gt; mugro (exterior)</text:p>
      <text:p text:style-name="P16"/>
      <text:p text:style-name="P16">rom: secretor; conducte galactofor i terminal excretors. </text:p>
      <text:p text:style-name="P16"/>
      <text:p text:style-name="P16"/>
      <text:p text:style-name="P17">conducte galactofor es el mes gran que podem arribar a veure. </text:p>
      <text:p text:style-name="P17"/>
      <text:p text:style-name="P18">fase inactiva: </text:p>
      <text:p text:style-name="P18">- lobel: format per conductes roms</text:p>
      <text:p text:style-name="P18"><text:tab/>Trobem </text:p>
      <text:p text:style-name="P18"><text:tab/><text:tab/>capa luminal de cells epitelials cubiques</text:p>
      <text:p text:style-name="P18"><text:tab/><text:tab/>capa basal de cells mioepitelials</text:p>
      <text:p text:style-name="P18">presenciao de minia secrecio a <text:s/>la llum (fase secretora) </text:p>
      <text:p text:style-name="P18"/>
      <text:p text:style-name="P18"/>
      <text:p text:style-name="P18"/>
      <text:p text:style-name="P19"><text:soft-page-break/>Fase activa</text:p>
      <text:p text:style-name="P19">- Lobels: formats per acins</text:p>
      <text:p text:style-name="P19">els conductes roms es ramifiquen, proliferen i es transformen en acins</text:p>
      <text:p text:style-name="P19">Els acins son unitats secretores, formats per <text:tab/></text:p>
      <text:p text:style-name="P19"><text:tab/>capa luminal de cells secretores</text:p>
      <text:p text:style-name="P19"><text:tab/>capa basal de cels mioepitelials</text:p>
      <text:p text:style-name="P19">fase activa: embaras, lactancia</text:p>
      <text:p text:style-name="P19"/>
      <text:p text:style-name="P19"/>
      <text:p text:style-name="P19">Fase lactant: maxima diferenciacio</text:p>
      <text:p text:style-name="P19"/>
      <text:p text:style-name="P19">- Proliferacio i transformacio dels conductes roms en acins</text:p>
      <text:p text:style-name="P19">- Augment tamanys dels lobulets. Estan plens d’acins</text:p>
      <text:p text:style-name="P19">Estroma molt reduit </text:p>
      <text:p text:style-name="P19"/>
      <text:p text:style-name="P19">Cells secretores acinars: RER, REL, Golgi, Mitocondris, gotes lipídiques, vesicules de proteïnes i lactosa. </text:p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8:33:05.301261320</meta:creation-date>
    <dc:date>2025-02-12T10:15:45.693299153</dc:date>
    <meta:editing-duration>PT1H21M10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8" meta:paragraph-count="252" meta:word-count="1624" meta:character-count="10700" meta:non-whitespace-character-count="9159"/>
  </office:meta>
</office:document-meta>
</file>